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8pt" style:font-size-asian="15.75pt" style:font-size-complex="18pt"/>
    </style:style>
    <style:style style:name="P2" style:family="paragraph" style:parent-style-name="Standard">
      <style:text-properties fo:font-size="18pt" officeooo:paragraph-rsid="001eb561" style:font-size-asian="15.75pt" style:font-size-complex="18pt"/>
    </style:style>
    <style:style style:name="P3" style:family="paragraph" style:parent-style-name="Standard">
      <style:text-properties fo:font-size="18pt" fo:font-style="italic" style:font-size-asian="15.75pt" style:font-style-asian="italic" style:font-size-complex="18pt" style:font-style-complex="italic"/>
    </style:style>
    <style:style style:name="P4" style:family="paragraph" style:parent-style-name="Standard">
      <style:text-properties fo:font-size="18pt" fo:font-style="italic" fo:font-weight="bold" style:font-size-asian="15.75pt" style:font-style-asian="italic" style:font-weight-asian="bold" style:font-size-complex="18pt" style:font-style-complex="italic" style:font-weight-complex="bold"/>
    </style:style>
    <style:style style:name="P5" style:family="paragraph" style:parent-style-name="Standard">
      <style:text-properties fo:font-size="18pt" style:text-underline-style="solid" style:text-underline-width="auto" style:text-underline-color="font-color" fo:font-weight="bold" style:font-size-asian="15.75pt" style:font-weight-asian="bold" style:font-size-complex="18pt" style:font-weight-complex="bold"/>
    </style:style>
    <style:style style:name="P6" style:family="paragraph" style:parent-style-name="Standard">
      <style:text-properties fo:font-size="18pt" fo:font-style="italic" fo:font-weight="bold" style:font-size-asian="15.75pt" style:font-style-asian="italic" style:font-weight-asian="bold" style:font-size-complex="18pt" style:font-style-complex="italic" style:font-weight-complex="bold"/>
    </style:style>
    <style:style style:name="P7" style:family="paragraph" style:parent-style-name="Standard">
      <style:text-properties fo:font-size="18pt" fo:font-style="italic" fo:font-weight="bold" officeooo:rsid="0024ee49" officeooo:paragraph-rsid="0024ee49" style:font-size-asian="15.75pt" style:font-style-asian="italic" style:font-weight-asian="bold" style:font-size-complex="18pt" style:font-style-complex="italic" style:font-weight-complex="bold"/>
    </style:style>
    <style:style style:name="P8" style:family="paragraph" style:parent-style-name="Standard">
      <style:text-properties fo:font-size="18pt" fo:font-style="italic" fo:font-weight="bold" officeooo:rsid="002614c9" officeooo:paragraph-rsid="002614c9" style:font-size-asian="15.75pt" style:font-style-asian="italic" style:font-weight-asian="bold" style:font-size-complex="18pt" style:font-style-complex="italic" style:font-weight-complex="bold"/>
    </style:style>
    <style:style style:name="P9" style:family="paragraph" style:parent-style-name="Standard">
      <style:text-properties fo:font-size="18pt" fo:font-style="italic" fo:font-weight="bold" officeooo:rsid="0028ef46" officeooo:paragraph-rsid="0028ef46" style:font-size-asian="15.75pt" style:font-style-asian="italic" style:font-weight-asian="bold" style:font-size-complex="18pt" style:font-style-complex="italic" style:font-weight-complex="bold"/>
    </style:style>
    <style:style style:name="P10" style:family="paragraph" style:parent-style-name="Standard">
      <style:text-properties fo:font-size="18pt" fo:font-style="italic" fo:font-weight="bold" officeooo:paragraph-rsid="0028ef46" style:font-size-asian="15.75pt" style:font-style-asian="italic" style:font-weight-asian="bold" style:font-size-complex="18pt" style:font-style-complex="italic" style:font-weight-complex="bold"/>
    </style:style>
    <style:style style:name="P11" style:family="paragraph" style:parent-style-name="Standard">
      <style:text-properties fo:font-size="18pt" fo:font-style="italic" fo:font-weight="normal" style:font-size-asian="15.75pt" style:font-style-asian="italic" style:font-weight-asian="normal" style:font-size-complex="18pt" style:font-style-complex="italic" style:font-weight-complex="normal"/>
    </style:style>
    <style:style style:name="P12" style:family="paragraph" style:parent-style-name="Standard">
      <style:text-properties fo:font-size="18pt" fo:font-style="italic" fo:font-weight="normal" officeooo:rsid="0024ee49" officeooo:paragraph-rsid="0024ee49" style:font-size-asian="15.75pt" style:font-style-asian="italic" style:font-weight-asian="normal" style:font-size-complex="18pt" style:font-style-complex="italic" style:font-weight-complex="normal"/>
    </style:style>
    <style:style style:name="P13" style:family="paragraph" style:parent-style-name="Standard">
      <style:text-properties fo:font-size="18pt" fo:font-style="italic" fo:font-weight="normal" officeooo:rsid="002614c9" officeooo:paragraph-rsid="002614c9" style:font-size-asian="15.75pt" style:font-style-asian="italic" style:font-weight-asian="normal" style:font-size-complex="18pt" style:font-style-complex="italic" style:font-weight-complex="normal"/>
    </style:style>
    <style:style style:name="P14" style:family="paragraph" style:parent-style-name="Standard">
      <style:text-properties fo:font-size="18pt" fo:font-style="italic" fo:font-weight="normal" officeooo:rsid="0028ef46" officeooo:paragraph-rsid="0028ef46" style:font-size-asian="15.75pt" style:font-style-asian="italic" style:font-weight-asian="normal" style:font-size-complex="18pt" style:font-style-complex="italic" style:font-weight-complex="normal"/>
    </style:style>
    <style:style style:name="P15" style:family="paragraph" style:parent-style-name="Standard">
      <style:text-properties fo:font-size="18pt" style:font-size-asian="15.75pt" style:font-size-complex="18pt"/>
    </style:style>
    <style:style style:name="P16" style:family="paragraph" style:parent-style-name="Standard">
      <style:text-properties fo:font-size="18pt" officeooo:paragraph-rsid="001eb561" style:font-size-asian="15.75pt" style:font-size-complex="18pt"/>
    </style:style>
    <style:style style:name="P17" style:family="paragraph" style:parent-style-name="Standard">
      <style:text-properties fo:font-size="18pt" officeooo:paragraph-rsid="0023a2b8" style:font-size-asian="15.75pt" style:font-size-complex="18pt"/>
    </style:style>
    <style:style style:name="P18" style:family="paragraph" style:parent-style-name="Standard">
      <style:text-properties fo:font-size="18pt" fo:font-style="normal" fo:font-weight="bold" officeooo:rsid="0027513e" officeooo:paragraph-rsid="0027513e" style:font-size-asian="15.75pt" style:font-style-asian="normal" style:font-weight-asian="bold" style:font-size-complex="18pt" style:font-style-complex="normal" style:font-weight-complex="bold"/>
    </style:style>
    <style:style style:name="P19" style:family="paragraph" style:parent-style-name="Standard">
      <style:text-properties fo:font-size="18pt" fo:font-style="normal" fo:font-weight="normal" officeooo:rsid="0027513e" officeooo:paragraph-rsid="0027513e" style:font-size-asian="15.75pt" style:font-style-asian="normal" style:font-weight-asian="normal" style:font-size-complex="18pt" style:font-style-complex="normal" style:font-weight-complex="normal"/>
    </style:style>
    <style:style style:name="T1" style:family="text">
      <style:text-properties fo:font-style="italic" fo:font-weight="normal" style:font-style-asian="italic" style:font-weight-asian="normal"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LSQL</text:p>
      <text:p text:style-name="P4">1. Write a PL/SQL code to calculate total and percentage of marks of a student in four subjects.</text:p>
      <text:p text:style-name="P4"/>
      <text:p text:style-name="P11">set serveroutput on;</text:p>
      <text:p text:style-name="P11">accept m1 prompt 'mark of subject 1:';</text:p>
      <text:p text:style-name="P11">accept m2 prompt 'mark of subject 2:';</text:p>
      <text:p text:style-name="P11">accept m3 prompt 'mark of subject 3:';</text:p>
      <text:p text:style-name="P11">accept m4 prompt 'mark of subject 4:';</text:p>
      <text:p text:style-name="P11">declare</text:p>
      <text:p text:style-name="P11">m1 number; m2 number; m3 number; m4 number; tot number; per number;</text:p>
      <text:p text:style-name="P11">begin</text:p>
      <text:p text:style-name="P11">m1:=&amp;m1;</text:p>
      <text:p text:style-name="P11">m2:=&amp;m2;</text:p>
      <text:p text:style-name="P11">m3:=&amp;m3;</text:p>
      <text:p text:style-name="P11">m4:=&amp;m4;</text:p>
      <text:p text:style-name="P11">tot:=m1+m2+m3+m4;</text:p>
      <text:p text:style-name="P11">per:=(tot/400)*100;</text:p>
      <text:p text:style-name="P11">dbms_output.put_line('Total marks: '||tot);</text:p>
      <text:p text:style-name="P11">dbms_output.put_line('percentage of marks: '||per);</text:p>
      <text:p text:style-name="P11">end;</text:p>
      <text:p text:style-name="P11">/</text:p>
      <text:p text:style-name="P11"/>
      <text:p text:style-name="P7">OUTPUT</text:p>
      <text:p text:style-name="P11"/>
      <text:p text:style-name="P11">SQL&gt; @avg.sql</text:p>
      <text:p text:style-name="P11">mark of subject 1:34</text:p>
      <text:p text:style-name="P11">mark of subject 2:31</text:p>
      <text:p text:style-name="P11">mark of subject 3:22</text:p>
      <text:p text:style-name="P11">mark of subject 4:16</text:p>
      <text:p text:style-name="P11">old <text:s text:c="2"/>4: m1:=&amp;m1;</text:p>
      <text:p text:style-name="P11">new <text:s text:c="2"/>4: m1:=34;</text:p>
      <text:p text:style-name="P11">old <text:s text:c="2"/>5: m2:=&amp;m2;</text:p>
      <text:p text:style-name="P11">new <text:s text:c="2"/>5: m2:=31;</text:p>
      <text:p text:style-name="P11"><text:soft-page-break/>old <text:s text:c="2"/>6: m3:=&amp;m3;</text:p>
      <text:p text:style-name="P11">new <text:s text:c="2"/>6: m3:=22;</text:p>
      <text:p text:style-name="P11">old <text:s text:c="2"/>7: m4:=&amp;m4;</text:p>
      <text:p text:style-name="P11">new <text:s text:c="2"/>7: m4:=16;</text:p>
      <text:p text:style-name="P11">Total marks: 103</text:p>
      <text:p text:style-name="P11">percentage of marks: 25.75</text:p>
      <text:p text:style-name="P11"/>
      <text:p text:style-name="P11">PL/SQL procedure successfully completed.</text:p>
      <text:p text:style-name="P11"/>
      <text:p text:style-name="P1"><text:span text:style-name="T1"/></text:p>
      <text:p text:style-name="P1"/>
      <text:p text:style-name="P4">2. Write a PL/SQL code to calculate the total and the percentage of marks of the students in four subjects from the table, STUDENT with the following schema. STUDENT ( RNO ,S1 , S2, S3, S4, total, percentage).</text:p>
      <text:p text:style-name="P3"/>
      <text:p text:style-name="P17">set serveroutput on;</text:p>
      <text:p text:style-name="P17">declare cursor s_marks is select rno,s1,s2,s3,s4 from student;</text:p>
      <text:p text:style-name="P17">tot number; per number;</text:p>
      <text:p text:style-name="P17">stud s_marks%rowtype;</text:p>
      <text:p text:style-name="P17">begin</text:p>
      <text:p text:style-name="P17">open s_marks;</text:p>
      <text:p text:style-name="P17">dbms_output.put_line('___FEDERAL INSTITUTE OF SCIENCE AND TECHNOLOGY___');</text:p>
      <text:p text:style-name="P17">dbms_output.put_line('******DEPARTMENT OF COMPUTER APPLICATIONS *****');</text:p>
      <text:p text:style-name="P17">loop</text:p>
      <text:p text:style-name="P17">fetch s_marks into stud;</text:p>
      <text:p text:style-name="P17">exit when s_marks%notfound;</text:p>
      <text:p text:style-name="P17">tot:=stud.s1+stud.s2+stud.s3+stud.s4;</text:p>
      <text:p text:style-name="P17">per:=(tot/400)*100;</text:p>
      <text:p text:style-name="P17">update student set total=tot,percentage=per where rno=stud.rno;</text:p>
      <text:p text:style-name="P17">dbms_output.put_line(' Register number:'||stud.rno);</text:p>
      <text:p text:style-name="P17">dbms_output.put_line('_________________________________');</text:p>
      <text:p text:style-name="P17">dbms_output.put_line('subject '||'secured mark '||'max mark ');</text:p>
      <text:p text:style-name="P17"><text:soft-page-break/>dbms_output.put_line('DBMS '||stud.s1||' 100');</text:p>
      <text:p text:style-name="P17">dbms_output.put_line('WP '||stud.s2||' 100');</text:p>
      <text:p text:style-name="P17">dbms_output.put_line('CN '||stud.s3||' 100');</text:p>
      <text:p text:style-name="P17">dbms_output.put_line('SE '||stud.s4||' 100');</text:p>
      <text:p text:style-name="P17">dbms_output.put_line('Total marks obtained in four subjects:'||tot);</text:p>
      <text:p text:style-name="P17">dbms_output.put_line('Percentage of marks in four subjects:'||per);</text:p>
      <text:p text:style-name="P17">dbms_output.put_line('__________________________ _________________');</text:p>
      <text:p text:style-name="P17">end loop;</text:p>
      <text:p text:style-name="P17">end;</text:p>
      <text:p text:style-name="P17">/</text:p>
      <text:p text:style-name="P17"/>
      <text:p text:style-name="P17"/>
      <text:p text:style-name="P17">create table student(rno varchar(5),s1 number(5),s2 number(5),s3 number(5),s4 number(5),total numeric(8,2),percentage numeric(8,2));</text:p>
      <text:p text:style-name="P17"/>
      <text:p text:style-name="P17">insert into student values(11,34,31,22,16,'','');</text:p>
      <text:p text:style-name="P17">insert into student values(12,24,11,18,26,'','');</text:p>
      <text:p text:style-name="P17">insert into student values(13,15,17,45,13,'','');</text:p>
      <text:p text:style-name="P17">insert into student values(14,40,21,22,17,'','');</text:p>
      <text:p text:style-name="P17">insert into student values(15,19,31,22,32,'','');</text:p>
      <text:p text:style-name="P17"/>
      <text:p text:style-name="P7">OUTPUT</text:p>
      <text:p text:style-name="P7"/>
      <text:p text:style-name="P17">SQL&gt; select * from student;</text:p>
      <text:p text:style-name="P17"/>
      <text:p text:style-name="P17">RNO<text:tab/> <text:s text:c="5"/>S1<text:tab/> S2<text:tab/> <text:s text:c="3"/>S3<text:tab/> <text:s text:c="6"/>S4 <text:s text:c="5"/>TOTAL PERCENTAGE</text:p>
      <text:p text:style-name="P17">----- ---------- ---------- ---------- ---------- ---------- ----------</text:p>
      <text:p text:style-name="P17">11<text:tab/> <text:s text:c="5"/>34<text:tab/> 31<text:tab/> <text:s text:c="3"/>22<text:tab/> <text:s text:c="6"/>16</text:p>
      <text:p text:style-name="P17">12<text:tab/> <text:s text:c="5"/>24<text:tab/> 11<text:tab/> <text:s text:c="3"/>18<text:tab/> <text:s text:c="6"/>26</text:p>
      <text:p text:style-name="P17">13<text:tab/> <text:s text:c="5"/>15<text:tab/> 17<text:tab/> <text:s text:c="3"/>45<text:tab/> <text:s text:c="6"/>13</text:p>
      <text:p text:style-name="P17">14<text:tab/> <text:s text:c="5"/>40<text:tab/> 21<text:tab/> <text:s text:c="3"/>22<text:tab/> <text:s text:c="6"/>17</text:p>
      <text:p text:style-name="P17">15<text:tab/> <text:s text:c="5"/>19<text:tab/> 31<text:tab/> <text:s text:c="3"/>22<text:tab/> <text:s text:c="6"/>32</text:p>
      <text:p text:style-name="P17"><text:soft-page-break/></text:p>
      <text:p text:style-name="P17">SQL&gt; @stud.sql</text:p>
      <text:p text:style-name="P17">___FEDERAL INSTITUTE OF SCIENCE AND TECHNOLOGY___</text:p>
      <text:p text:style-name="P17">******DEPARTMENT OF COMPUTER APPLICATIONS *****</text:p>
      <text:p text:style-name="P17">Register number:11</text:p>
      <text:p text:style-name="P17">_________________________________</text:p>
      <text:p text:style-name="P17">subject secured mark max mark</text:p>
      <text:p text:style-name="P17">DBMS 34 100</text:p>
      <text:p text:style-name="P17">WP 31 100</text:p>
      <text:p text:style-name="P17">CN 22 100</text:p>
      <text:p text:style-name="P17">SE 16 100</text:p>
      <text:p text:style-name="P17">Total marks obtained in four subjects:103</text:p>
      <text:p text:style-name="P17">Percentage of marks in four subjects:25.75</text:p>
      <text:p text:style-name="P17">__________________________ _________________</text:p>
      <text:p text:style-name="P17">Register number:12</text:p>
      <text:p text:style-name="P17">_________________________________</text:p>
      <text:p text:style-name="P17">subject secured mark max mark</text:p>
      <text:p text:style-name="P17">DBMS 24 100</text:p>
      <text:p text:style-name="P17">WP 11 100</text:p>
      <text:p text:style-name="P17">CN 18 100</text:p>
      <text:p text:style-name="P17">SE 26 100</text:p>
      <text:p text:style-name="P17">Total marks obtained in four subjects:79</text:p>
      <text:p text:style-name="P17">Percentage of marks in four subjects:19.75</text:p>
      <text:p text:style-name="P17">__________________________ _________________</text:p>
      <text:p text:style-name="P17">Register number:13</text:p>
      <text:p text:style-name="P17">_________________________________</text:p>
      <text:p text:style-name="P17">subject secured mark max mark</text:p>
      <text:p text:style-name="P17">DBMS 15 100</text:p>
      <text:p text:style-name="P17">WP 17 100</text:p>
      <text:p text:style-name="P17">CN 45 100</text:p>
      <text:p text:style-name="P17">SE 13 100</text:p>
      <text:p text:style-name="P17">Total marks obtained in four subjects:90</text:p>
      <text:p text:style-name="P17">Percentage of marks in four subjects:22.5</text:p>
      <text:p text:style-name="P17">__________________________ _________________</text:p>
      <text:p text:style-name="P17"><text:soft-page-break/>Register number:14</text:p>
      <text:p text:style-name="P17">_________________________________</text:p>
      <text:p text:style-name="P17">subject secured mark max mark</text:p>
      <text:p text:style-name="P17">DBMS 40 100</text:p>
      <text:p text:style-name="P17">WP 21 100</text:p>
      <text:p text:style-name="P17">CN 22 100</text:p>
      <text:p text:style-name="P17">SE 17 100</text:p>
      <text:p text:style-name="P17">Total marks obtained in four subjects:100</text:p>
      <text:p text:style-name="P17">Percentage of marks in four subjects:25</text:p>
      <text:p text:style-name="P17">__________________________ _________________</text:p>
      <text:p text:style-name="P17">Register number:15</text:p>
      <text:p text:style-name="P17">_________________________________</text:p>
      <text:p text:style-name="P17">subject secured mark max mark</text:p>
      <text:p text:style-name="P17">DBMS 19 100</text:p>
      <text:p text:style-name="P17">WP 31 100</text:p>
      <text:p text:style-name="P17">CN 22 100</text:p>
      <text:p text:style-name="P17">SE 32 100</text:p>
      <text:p text:style-name="P17">Total marks obtained in four subjects:104</text:p>
      <text:p text:style-name="P17">Percentage of marks in four subjects:26</text:p>
      <text:p text:style-name="P17">__________________________ _________________</text:p>
      <text:p text:style-name="P17"/>
      <text:p text:style-name="P17">PL/SQL procedure successfully completed.</text:p>
      <text:p text:style-name="P17"/>
      <text:p text:style-name="P17">SQL&gt; select * from student;</text:p>
      <text:p text:style-name="P17"/>
      <text:p text:style-name="P17">RNO<text:tab/> <text:s text:c="5"/>S1<text:tab/> S2<text:tab/> <text:s text:c="3"/>S3<text:tab/> <text:s text:c="6"/>S4 <text:s text:c="5"/>TOTAL PERCENTAGE</text:p>
      <text:p text:style-name="P17">----- ---------- ---------- ---------- ---------- ---------- ----------</text:p>
      <text:p text:style-name="P17">11<text:tab/> <text:s text:c="5"/>34<text:tab/> 31<text:tab/> <text:s text:c="3"/>22<text:tab/> <text:s text:c="6"/>16<text:tab/> 103<text:tab/> <text:s/>25.75</text:p>
      <text:p text:style-name="P17">12<text:tab/> <text:s text:c="5"/>24<text:tab/> 11<text:tab/> <text:s text:c="3"/>18<text:tab/> <text:s text:c="6"/>26<text:tab/> <text:s/>79<text:tab/> <text:s/>19.75</text:p>
      <text:p text:style-name="P17">13<text:tab/> <text:s text:c="5"/>15<text:tab/> 17<text:tab/> <text:s text:c="3"/>45<text:tab/> <text:s text:c="6"/>13<text:tab/> <text:s/>90<text:tab/> <text:s text:c="2"/>22.5</text:p>
      <text:p text:style-name="P17">14<text:tab/> <text:s text:c="5"/>40<text:tab/> 21<text:tab/> <text:s text:c="3"/>22<text:tab/> <text:s text:c="6"/>17<text:tab/> 100<text:tab/> <text:s text:c="4"/>25</text:p>
      <text:p text:style-name="P17">15<text:tab/> <text:s text:c="5"/>19<text:tab/> 31<text:tab/> <text:s text:c="3"/>22<text:tab/> <text:s text:c="6"/>32<text:tab/> 104<text:tab/> <text:s text:c="4"/>26</text:p>
      <text:p text:style-name="P17"/>
      <text:p text:style-name="P17"/>
      <text:p text:style-name="P1"><text:soft-page-break/></text:p>
      <text:p text:style-name="P3"/>
      <text:p text:style-name="P4">3. Write a PL/SQL code to calculate the total loan amount of first n records of borrow table. Use substitution variable for the value of n.</text:p>
      <text:p text:style-name="P1"/>
      <text:p text:style-name="P1"/>
      <text:p text:style-name="P2"/>
      <text:p text:style-name="P2">set serveroutput on;</text:p>
      <text:p text:style-name="P2">accept n prompt 'enter the value of n:';</text:p>
      <text:p text:style-name="P2">declare</text:p>
      <text:p text:style-name="P2">cursor t_borrow is select amount from borrowB48;</text:p>
      <text:p text:style-name="P2">n number;</text:p>
      <text:p text:style-name="P2">b_amount t_borrow%rowtype;</text:p>
      <text:p text:style-name="P2">tot number:=0; i number:=0;</text:p>
      <text:p text:style-name="P2">begin</text:p>
      <text:p text:style-name="P2">n:=&amp;n;</text:p>
      <text:p text:style-name="P2">open t_borrow;</text:p>
      <text:p text:style-name="P2">while i&lt;n</text:p>
      <text:p text:style-name="P2">loop</text:p>
      <text:p text:style-name="P2">fetch t_borrow into b_amount;</text:p>
      <text:p text:style-name="P2">exit when t_borrow%notfound;</text:p>
      <text:p text:style-name="P2">tot:=tot+b_amount.amount;</text:p>
      <text:p text:style-name="P2">i:=i+1;</text:p>
      <text:p text:style-name="P2">end loop;</text:p>
      <text:p text:style-name="P2">dbms_output.put_line('The total loan amount for selected records:'||tot);</text:p>
      <text:p text:style-name="P2">end;</text:p>
      <text:p text:style-name="P2">/</text:p>
      <text:p text:style-name="P2"/>
      <text:p text:style-name="P7">OUTPUT</text:p>
      <text:p text:style-name="P2"/>
      <text:p text:style-name="P2">SQL&gt; select * from borrowB48;</text:p>
      <text:p text:style-name="P2"/>
      <text:p text:style-name="P2">LOANN CNAME<text:tab/><text:tab/> BNAME<text:tab/><text:tab/><text:tab/>AMOUNT</text:p>
      <text:p text:style-name="P2"><text:soft-page-break/>----- ------------------ ------------------ ----------</text:p>
      <text:p text:style-name="P2">201 <text:s text:c="2"/>ANIL<text:tab/><text:tab/> VRCE<text:tab/><text:tab/><text:tab/> <text:s/>1000</text:p>
      <text:p text:style-name="P2">206 <text:s text:c="2"/>MEHUL<text:tab/><text:tab/> AJNI<text:tab/><text:tab/><text:tab/> <text:s/>5000</text:p>
      <text:p text:style-name="P2">311 <text:s text:c="2"/>SUNIL<text:tab/><text:tab/> DHARAMPETH<text:tab/><text:tab/> <text:s/>3000</text:p>
      <text:p text:style-name="P2">375 <text:s text:c="2"/>PRAMOD<text:tab/><text:tab/> VIRAR<text:tab/><text:tab/><text:tab/> <text:s/>6000</text:p>
      <text:p text:style-name="P2">481 <text:s text:c="2"/>KRANTI<text:tab/><text:tab/> NEHURU PLACE<text:tab/><text:tab/> <text:s/>3000</text:p>
      <text:p text:style-name="P2">321 <text:s text:c="2"/>MANDHURI<text:tab/><text:tab/> ANDHERI<text:tab/><text:tab/> <text:s/>2000</text:p>
      <text:p text:style-name="P2"/>
      <text:p text:style-name="P2">6 rows selected.</text:p>
      <text:p text:style-name="P2"/>
      <text:p text:style-name="P2">SQL&gt; @borrow.sql</text:p>
      <text:p text:style-name="P2">enter the value of n:3</text:p>
      <text:p text:style-name="P2">old <text:s text:c="2"/>7: n:=&amp;n;</text:p>
      <text:p text:style-name="P2">new <text:s text:c="2"/>7: n:=3;</text:p>
      <text:p text:style-name="P2">The total loan amount for selected records:9000</text:p>
      <text:p text:style-name="P2"/>
      <text:p text:style-name="P2">PL/SQL procedure successfully completed.</text:p>
      <text:p text:style-name="P2"/>
      <text:p text:style-name="P2">*/</text:p>
      <text:p text:style-name="P1"/>
      <text:p text:style-name="P4">4. Use Cursors and add a user-defined exception to raise an exception if a customer with particular account number is not existing. Otherwise print the customer details.</text:p>
      <text:p text:style-name="P4"/>
      <text:p text:style-name="P11">set serveroutput on; </text:p>
      <text:p text:style-name="P11"><text:s text:c="12"/>accept ac prompt 'Enter the Account No. to search:'; </text:p>
      <text:p text:style-name="P11"><text:s text:c="12"/>declare </text:p>
      <text:p text:style-name="P11"><text:s text:c="15"/>v_customer <text:s text:c="2"/>depositB48%rowtype;</text:p>
      <text:p text:style-name="P11"><text:s text:c="15"/>ac number;</text:p>
      <text:p text:style-name="P11"><text:s text:c="15"/>begin </text:p>
      <text:p text:style-name="P11"><text:s text:c="9"/>ac:=&amp;ac; </text:p>
      <text:p text:style-name="P11"><text:s text:c="9"/>select * into v_customer from depositB48 where actno = ac;</text:p>
      <text:p text:style-name="P11"><text:s text:c="8"/>dbms_output.put_line ('******************');</text:p>
      <text:p text:style-name="P11"><text:s text:c="9"/>dbms_output.put_line ('Name: '||v_customer.cname);</text:p>
      <text:p text:style-name="P11"><text:s text:c="9"/>dbms_output.put_line ('Branch: '||v_customer.bname);</text:p>
      <text:p text:style-name="P11"><text:soft-page-break/><text:s text:c="9"/>dbms_output.put_line ('Current Balance: '||v_customer.amount);</text:p>
      <text:p text:style-name="P11"><text:s text:c="9"/>dbms_output.put_line ('******************');</text:p>
      <text:p text:style-name="P11"><text:s text:c="14"/>exception</text:p>
      <text:p text:style-name="P11"><text:s text:c="23"/>when no_data_found then</text:p>
      <text:p text:style-name="P11"><text:s text:c="26"/>dbms_output.put_line('There is no customer with account number'||ac);</text:p>
      <text:p text:style-name="P11"><text:s text:c="19"/>end; </text:p>
      <text:p text:style-name="P11"><text:s text:c="17"/>/</text:p>
      <text:p text:style-name="P11"/>
      <text:p text:style-name="P18">OUTPUT</text:p>
      <text:p text:style-name="P18"/>
      <text:p text:style-name="P18"/>
      <text:p text:style-name="P19">SQL&gt; @cur.sql</text:p>
      <text:p text:style-name="P19">Enter the Account No. to search:100</text:p>
      <text:p text:style-name="P19">old <text:s text:c="2"/>5:<text:tab/> <text:s/>ac:=&amp;ac;</text:p>
      <text:p text:style-name="P19">new <text:s text:c="2"/>5:<text:tab/> <text:s/>ac:=100;</text:p>
      <text:p text:style-name="P19">******************</text:p>
      <text:p text:style-name="P19">Name: ANIL</text:p>
      <text:p text:style-name="P19">Branch: VRCE</text:p>
      <text:p text:style-name="P19">Current Balance: 1070</text:p>
      <text:p text:style-name="P19">******************</text:p>
      <text:p text:style-name="P19"/>
      <text:p text:style-name="P19">PL/SQL procedure successfully completed.</text:p>
      <text:p text:style-name="P11"/>
      <text:p text:style-name="P4"/>
      <text:p text:style-name="P4">5. Write a PL/SQL procedure to perform the concatenation of two strings. Strings need to be accepted through parameter passing.</text:p>
      <text:p text:style-name="P4"/>
      <text:p text:style-name="P4"/>
      <text:p text:style-name="P11">set serveroutput on;</text:p>
      <text:p text:style-name="P11">create or replace procedure c_string(str1 in varchar,str2 in varchar) as</text:p>
      <text:p text:style-name="P11">str3 varchar(20);</text:p>
      <text:p text:style-name="P11"><text:soft-page-break/>begin</text:p>
      <text:p text:style-name="P11">str3:=CONCAT(str1,str2);</text:p>
      <text:p text:style-name="P11">dbms_output.put_line ('concatenated string is:'||str3);</text:p>
      <text:p text:style-name="P11"/>
      <text:p text:style-name="P11">end;</text:p>
      <text:p text:style-name="P11">/</text:p>
      <text:p text:style-name="P11">set serveroutput on;</text:p>
      <text:p text:style-name="P11">accept str1 prompt 'enter the value of frist string:';</text:p>
      <text:p text:style-name="P11">accept str2 prompt 'enter the value of second string:';</text:p>
      <text:p text:style-name="P11">declare</text:p>
      <text:p text:style-name="P11">str1 varchar(20);</text:p>
      <text:p text:style-name="P11">str2 varchar(20);</text:p>
      <text:p text:style-name="P11">begin</text:p>
      <text:p text:style-name="P11">str1:='&amp;str1';</text:p>
      <text:p text:style-name="P11">str2:='&amp;str2';</text:p>
      <text:p text:style-name="P11">c_string(str1,str2);</text:p>
      <text:p text:style-name="P11">end;</text:p>
      <text:p text:style-name="P11">/</text:p>
      <text:p text:style-name="P11"/>
      <text:p text:style-name="P7">OUTPUT</text:p>
      <text:p text:style-name="P7"/>
      <text:p text:style-name="P12">SQL&gt; @str2.sql</text:p>
      <text:p text:style-name="P12">enter the value of frist string:hello</text:p>
      <text:p text:style-name="P12">enter the value of second string:good morning</text:p>
      <text:p text:style-name="P12">old <text:s text:c="2"/>5: str1:='&amp;str1';</text:p>
      <text:p text:style-name="P12">new <text:s text:c="2"/>5: str1:='hello';</text:p>
      <text:p text:style-name="P12">old <text:s text:c="2"/>6: str2:='&amp;str2';</text:p>
      <text:p text:style-name="P12">new <text:s text:c="2"/>6: str2:='good morning';</text:p>
      <text:p text:style-name="P12">concatenated string is:hellogood morning</text:p>
      <text:p text:style-name="P12"/>
      <text:p text:style-name="P12">PL/SQL procedure successfully completed.</text:p>
      <text:p text:style-name="P12"/>
      <text:p text:style-name="P11"/>
      <text:p text:style-name="P11"/>
      <text:p text:style-name="P11"/>
      <text:p text:style-name="P4"><text:soft-page-break/>6. Write a PL/SQL procedure to find the number of students ranging from 100-70%, 69- 60%, 59-50% &amp; below 49% from the STUDENT table.</text:p>
      <text:p text:style-name="P4"/>
      <text:p text:style-name="P11">set serveroutput on;</text:p>
      <text:p text:style-name="P11">declare cursor s_marks is select rno,s1,s2,s3,s4 from student;</text:p>
      <text:p text:style-name="P11">stud s_marks%rowtype;</text:p>
      <text:p text:style-name="P11">excel number:=0;</text:p>
      <text:p text:style-name="P11">good number:=0;</text:p>
      <text:p text:style-name="P11">averg number:=0;</text:p>
      <text:p text:style-name="P11"/>
      <text:p text:style-name="P11">poor number:=0;</text:p>
      <text:p text:style-name="P11">per number;</text:p>
      <text:p text:style-name="P11"/>
      <text:p text:style-name="P11">begin</text:p>
      <text:p text:style-name="P11">open s_marks;</text:p>
      <text:p text:style-name="P11">loop</text:p>
      <text:p text:style-name="P11">fetch s_marks into stud;</text:p>
      <text:p text:style-name="P11">exit when s_marks%notfound;</text:p>
      <text:p text:style-name="P11">per := (stud.s1 + stud.s2 + stud.s3 + stud.s4)/4;</text:p>
      <text:p text:style-name="P11">if(per&gt;= 70) then</text:p>
      <text:p text:style-name="P11">excel := excel + 1;</text:p>
      <text:p text:style-name="P11">elsif(per&gt;=60) then</text:p>
      <text:p text:style-name="P11">good := good +1;</text:p>
      <text:p text:style-name="P11">elsif(per&gt;=50) then</text:p>
      <text:p text:style-name="P11">averg := averg + 1;</text:p>
      <text:p text:style-name="P11">else poor:= poor+1;</text:p>
      <text:p text:style-name="P11">end if;</text:p>
      <text:p text:style-name="P11">end loop;</text:p>
      <text:p text:style-name="P11"/>
      <text:p text:style-name="P11">dbms_output.put_line('The no. of students having 100-70% is:'||excel);</text:p>
      <text:p text:style-name="P11">dbms_output.put_line('The no. of students having 69-60% is:'||good);</text:p>
      <text:p text:style-name="P11"><text:soft-page-break/>dbms_output.put_line('The no. of students having 59-50% is:'||averg);</text:p>
      <text:p text:style-name="P11">dbms_output.put_line('The no. of students having below 49% :'||poor);</text:p>
      <text:p text:style-name="P11">end;</text:p>
      <text:p text:style-name="P11">/</text:p>
      <text:p text:style-name="P4"/>
      <text:p text:style-name="P8">OUTPUT</text:p>
      <text:p text:style-name="P8"/>
      <text:p text:style-name="P13">SQL&gt; @mark.sql </text:p>
      <text:p text:style-name="P13">The no. of students having 100-70% is:5</text:p>
      <text:p text:style-name="P13">The no. of students having 69-60% is:0</text:p>
      <text:p text:style-name="P13">The no. of students having 59-50% is:0</text:p>
      <text:p text:style-name="P13">The no. of students having below 49% :0</text:p>
      <text:p text:style-name="P13"/>
      <text:p text:style-name="P13">PL/SQL procedure successfully completed.</text:p>
      <text:p text:style-name="P13"/>
      <text:p text:style-name="P13">SQL&gt; select * from student;</text:p>
      <text:p text:style-name="P13"/>
      <text:p text:style-name="P13">RNO<text:tab/> <text:s text:c="5"/>S1<text:tab/> S2<text:tab/> <text:s text:c="3"/>S3<text:tab/> <text:s text:c="6"/>S4 <text:s text:c="5"/>TOTAL PERCENTAGE</text:p>
      <text:p text:style-name="P13">----- ---------- ---------- ---------- ---------- ---------- ----------</text:p>
      <text:p text:style-name="P13">11<text:tab/> <text:s text:c="5"/>34<text:tab/> 31<text:tab/> <text:s text:c="3"/>22<text:tab/> <text:s text:c="6"/>16<text:tab/> 103<text:tab/> <text:s/>25.75</text:p>
      <text:p text:style-name="P13">12<text:tab/> <text:s text:c="5"/>24<text:tab/> 11<text:tab/> <text:s text:c="3"/>18<text:tab/> <text:s text:c="6"/>26<text:tab/> <text:s/>79<text:tab/> <text:s/>19.75</text:p>
      <text:p text:style-name="P13">13<text:tab/> <text:s text:c="5"/>15<text:tab/> 17<text:tab/> <text:s text:c="3"/>45<text:tab/> <text:s text:c="6"/>13<text:tab/> <text:s/>90<text:tab/> <text:s text:c="2"/>22.5</text:p>
      <text:p text:style-name="P13">14<text:tab/> <text:s text:c="5"/>40<text:tab/> 21<text:tab/> <text:s text:c="3"/>22<text:tab/> <text:s text:c="6"/>17<text:tab/> 100<text:tab/> <text:s text:c="4"/>25</text:p>
      <text:p text:style-name="P13">15<text:tab/> <text:s text:c="5"/>19<text:tab/> 31<text:tab/> <text:s text:c="3"/>22<text:tab/> <text:s text:c="6"/>32<text:tab/> 104<text:tab/> <text:s text:c="4"/>26</text:p>
      <text:p text:style-name="P13"/>
      <text:p text:style-name="P11"/>
      <text:p text:style-name="P4"/>
      <text:p text:style-name="P4"/>
      <text:p text:style-name="P4"/>
      <text:p text:style-name="P4"/>
      <text:p text:style-name="P4"/>
      <text:p text:style-name="P4"/>
      <text:p text:style-name="P4"><text:soft-page-break/></text:p>
      <text:p text:style-name="P4"/>
      <text:p text:style-name="P4"/>
      <text:p text:style-name="P4">7. Create a function that accepts a number and returns its reverse value. Also write the program to invoke this function.</text:p>
      <text:p text:style-name="P4"/>
      <text:p text:style-name="P4">8. Write a PL/SQL function that accepts branch name and returns the total deposit amount of that branch. Also write a code to call the function.</text:p>
      <text:p text:style-name="P4"/>
      <text:p text:style-name="P4"/>
      <text:p text:style-name="P11">set serveroutput on;</text:p>
      <text:p text:style-name="P11"/>
      <text:p text:style-name="P11">create or replace function tot(m1 varchar) return number</text:p>
      <text:p text:style-name="P11"/>
      <text:p text:style-name="P11">as t number;</text:p>
      <text:p text:style-name="P11"/>
      <text:p text:style-name="P11">begin</text:p>
      <text:p text:style-name="P11"/>
      <text:p text:style-name="P11">select sum(amount) into t from depositB48 where bname=m1;</text:p>
      <text:p text:style-name="P11"/>
      <text:p text:style-name="P11">return(t);</text:p>
      <text:p text:style-name="P11"/>
      <text:p text:style-name="P11">end;</text:p>
      <text:p text:style-name="P11"/>
      <text:p text:style-name="P11">/</text:p>
      <text:p text:style-name="P11"/>
      <text:p text:style-name="P11">accept b_name prompt 'enter branch name:';</text:p>
      <text:p text:style-name="P11"/>
      <text:p text:style-name="P11">Declare</text:p>
      <text:p text:style-name="P11"/>
      <text:p text:style-name="P11">b_name varchar(18);</text:p>
      <text:p text:style-name="P11"/>
      <text:p text:style-name="P11">tot1 number;</text:p>
      <text:p text:style-name="P11"/>
      <text:p text:style-name="P11"><text:soft-page-break/>Begin</text:p>
      <text:p text:style-name="P11"/>
      <text:p text:style-name="P11">b_name:='&amp;b_name';</text:p>
      <text:p text:style-name="P11"/>
      <text:p text:style-name="P11">tot1:=tot(b_name);</text:p>
      <text:p text:style-name="P11"/>
      <text:p text:style-name="P11">dbms_output.put_line('Total deposit amount:'||tot1);</text:p>
      <text:p text:style-name="P11"/>
      <text:p text:style-name="P11">End;</text:p>
      <text:p text:style-name="P11"/>
      <text:p text:style-name="P11">/</text:p>
      <text:p text:style-name="P4"/>
      <text:p text:style-name="P4"/>
      <text:p text:style-name="P9">OUTPUT</text:p>
      <text:p text:style-name="P9"/>
      <text:p text:style-name="P9"/>
      <text:p text:style-name="P14">SQL&gt; select * from depositB48;</text:p>
      <text:p text:style-name="P14"/>
      <text:p text:style-name="P14">ACTNO CNAME<text:tab/><text:tab/> BNAME<text:tab/><text:tab/> <text:s text:c="3"/>ADATE<text:tab/> <text:s/>AMOUNT</text:p>
      <text:p text:style-name="P14">----- ------------------ ------------------ --------- ----------</text:p>
      <text:p text:style-name="P14">100 <text:s text:c="2"/>ANIL<text:tab/><text:tab/> VRCE<text:tab/><text:tab/> <text:s text:c="3"/>01-MAR-05<text:tab/> <text:s text:c="3"/>1070</text:p>
      <text:p text:style-name="P14">101 <text:s text:c="2"/>SUNIL<text:tab/><text:tab/> AJNI<text:tab/><text:tab/> <text:s text:c="3"/>04-JAN-06<text:tab/> <text:s text:c="3"/>5350</text:p>
      <text:p text:style-name="P14">102 <text:s text:c="2"/>MEHUL<text:tab/><text:tab/> KAROLBAGH<text:tab/> <text:s text:c="3"/>17-NOV-05<text:tab/> <text:s text:c="3"/>3745</text:p>
      <text:p text:style-name="P14">104 <text:s text:c="2"/>PRAMOD<text:tab/><text:tab/> M.G.ROAD<text:tab/> <text:s text:c="3"/>27-MAR-06<text:tab/> <text:s text:c="3"/>3210</text:p>
      <text:p text:style-name="P14">105 <text:s text:c="2"/>SANDIP<text:tab/><text:tab/> ANDHERI<text:tab/> <text:s text:c="3"/>31-MAR-06<text:tab/> <text:s text:c="3"/>2140</text:p>
      <text:p text:style-name="P14">106 <text:s text:c="2"/>SHIVANI<text:tab/><text:tab/> VIRAR<text:tab/><text:tab/> <text:s text:c="3"/>05-SEP-05<text:tab/> <text:s text:c="3"/>1070</text:p>
      <text:p text:style-name="P14">107 <text:s text:c="2"/>KRANTI<text:tab/><text:tab/> NEHURU PLACE<text:tab/> <text:s text:c="3"/>02-JUL-05<text:tab/> <text:s text:c="3"/>5350</text:p>
      <text:p text:style-name="P14">108 <text:s text:c="2"/>NAREN<text:tab/><text:tab/> POWAI<text:tab/><text:tab/> <text:s text:c="3"/>10-AUG-05<text:tab/> <text:s text:c="3"/>7490</text:p>
      <text:p text:style-name="P14">103 <text:s text:c="2"/>MANDHURI<text:tab/><text:tab/> CHANDINI<text:tab/> <text:s text:c="3"/>17-DEC-05<text:tab/> <text:s text:c="3"/>1284</text:p>
      <text:p text:style-name="P14">109 <text:s text:c="2"/>FIROZ<text:tab/><text:tab/> VIRAR<text:tab/><text:tab/> <text:s text:c="3"/>22-APR-22<text:tab/> <text:s text:c="3"/>2140</text:p>
      <text:p text:style-name="P14"/>
      <text:p text:style-name="P14">10 rows selected.</text:p>
      <text:p text:style-name="P14"/>
      <text:p text:style-name="P14">SQL&gt; @8.sql</text:p>
      <text:p text:style-name="P14"/>
      <text:p text:style-name="P14"><text:soft-page-break/>Function created.</text:p>
      <text:p text:style-name="P14"/>
      <text:p text:style-name="P14">enter branch name:VRCE</text:p>
      <text:p text:style-name="P14">old <text:s text:c="2"/>9: b_name:='&amp;b_name';</text:p>
      <text:p text:style-name="P14">new <text:s text:c="2"/>9: b_name:='VRCE';</text:p>
      <text:p text:style-name="P14">Total deposit amount:1070</text:p>
      <text:p text:style-name="P14"/>
      <text:p text:style-name="P14">PL/SQL procedure successfully completed.</text:p>
      <text:p text:style-name="P10"/>
      <text:p text:style-name="P4"/>
      <text:p text:style-name="P4">9. Write a row trigger to add the details of new customers in NewCustomer table, deleted customers in DelCustomer table and updated customers in ModiCustomer table. Trigger need to be fired after the insertion/deletion/updation made with Customer table.</text:p>
      <text:p text:style-name="P4"/>
      <text:p text:style-name="P4">10. Create a trigger to ensure that there is no null value for column ‘amount’ in borrow table. If so raise_application_erro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1T09:45:56.105828309</meta:creation-date>
    <dc:date>2022-05-31T11:42:58.333114234</dc:date>
    <meta:editing-duration>PT2H19M12S</meta:editing-duration>
    <meta:editing-cycles>9</meta:editing-cycles>
    <meta:generator>LibreOffice/7.0.4.2$Linux_X86_64 LibreOffice_project/00$Build-2</meta:generator>
    <meta:document-statistic meta:table-count="0" meta:image-count="0" meta:object-count="0" meta:page-count="14" meta:paragraph-count="331" meta:word-count="1401" meta:character-count="10724" meta:non-whitespace-character-count="8805"/>
  </office:meta>
</office:document-meta>
</file>